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Text_20_body">
      <style:text-properties officeooo:rsid="00047528" officeooo:paragraph-rsid="00047528"/>
    </style:style>
    <style:style style:name="P2" style:family="paragraph" style:parent-style-name="Text_20_body">
      <style:text-properties officeooo:rsid="00047528" officeooo:paragraph-rsid="00047528" fo:background-color="#ffff00"/>
    </style:style>
    <style:style style:name="P3" style:family="paragraph" style:parent-style-name="Text_20_body">
      <style:text-properties fo:background-color="#ffff00"/>
    </style:style>
    <style:style style:name="P4" style:family="paragraph" style:parent-style-name="Text_20_body">
      <style:text-properties officeooo:rsid="00085e31" officeooo:paragraph-rsid="00085e31" fo:background-color="#ffff00"/>
    </style:style>
    <style:style style:name="P5" style:family="paragraph" style:parent-style-name="Text_20_body">
      <style:text-properties officeooo:rsid="000f8d33" officeooo:paragraph-rsid="000f8d33" fo:background-color="#ffff00"/>
    </style:style>
    <style:style style:name="P6" style:family="paragraph" style:parent-style-name="Text_20_body">
      <style:text-properties officeooo:paragraph-rsid="00049337"/>
    </style:style>
    <style:style style:name="P7" style:family="paragraph" style:parent-style-name="Text_20_body">
      <style:text-properties officeooo:rsid="00049337" officeooo:paragraph-rsid="00049337"/>
    </style:style>
    <style:style style:name="P8" style:family="paragraph" style:parent-style-name="Text_20_body">
      <style:text-properties officeooo:rsid="00047528" officeooo:paragraph-rsid="00047528" fo:background-color="#ff0000"/>
    </style:style>
    <style:style style:name="P9" style:family="paragraph" style:parent-style-name="Text_20_body">
      <style:text-properties officeooo:rsid="00067c21" officeooo:paragraph-rsid="00067c21"/>
    </style:style>
    <style:style style:name="P10" style:family="paragraph" style:parent-style-name="Text_20_body">
      <style:text-properties officeooo:rsid="00085e31" officeooo:paragraph-rsid="00085e31"/>
    </style:style>
    <style:style style:name="P11" style:family="paragraph" style:parent-style-name="Text_20_body">
      <style:text-properties officeooo:rsid="0008e4ef" officeooo:paragraph-rsid="0008e4ef"/>
    </style:style>
    <style:style style:name="P12" style:family="paragraph" style:parent-style-name="Text_20_body">
      <style:text-properties officeooo:rsid="000c5821" officeooo:paragraph-rsid="000c5821"/>
    </style:style>
    <style:style style:name="P13" style:family="paragraph" style:parent-style-name="Text_20_body">
      <style:text-properties officeooo:rsid="000c58c2" officeooo:paragraph-rsid="000c58c2"/>
    </style:style>
    <style:style style:name="P14" style:family="paragraph" style:parent-style-name="Text_20_body">
      <style:text-properties officeooo:rsid="000ded78" officeooo:paragraph-rsid="000ded78"/>
    </style:style>
    <style:style style:name="P15" style:family="paragraph" style:parent-style-name="Text_20_body">
      <style:text-properties officeooo:rsid="000f8d33" officeooo:paragraph-rsid="000f8d33"/>
    </style:style>
    <style:style style:name="P16" style:family="paragraph" style:parent-style-name="Text_20_body">
      <style:text-properties officeooo:rsid="000f8d33" officeooo:paragraph-rsid="000f8d33" fo:background-color="transparent"/>
    </style:style>
    <style:style style:name="P17" style:family="paragraph" style:parent-style-name="Text_20_body">
      <style:text-properties officeooo:rsid="0012e043" officeooo:paragraph-rsid="0012e043" fo:background-color="transparent"/>
    </style:style>
    <style:style style:name="P18" style:family="paragraph" style:parent-style-name="Text_20_body">
      <style:text-properties officeooo:rsid="00132a4d" officeooo:paragraph-rsid="00132a4d" fo:background-color="transparent"/>
    </style:style>
    <style:style style:name="P19" style:family="paragraph" style:parent-style-name="Text_20_body">
      <style:text-properties officeooo:rsid="001357a2" officeooo:paragraph-rsid="001357a2" fo:background-color="transparent"/>
    </style:style>
    <style:style style:name="P20" style:family="paragraph" style:parent-style-name="Text_20_body">
      <style:text-properties officeooo:rsid="001c083b" officeooo:paragraph-rsid="001c083b" fo:background-color="transparent"/>
    </style:style>
    <style:style style:name="P21" style:family="paragraph" style:parent-style-name="Text_20_body">
      <style:text-properties officeooo:paragraph-rsid="0012e043"/>
    </style:style>
    <style:style style:name="P22" style:family="paragraph" style:parent-style-name="Text_20_body">
      <style:text-properties officeooo:paragraph-rsid="00132a4d"/>
    </style:style>
    <style:style style:name="P23" style:family="paragraph" style:parent-style-name="Text_20_body">
      <style:text-properties officeooo:rsid="0015309a" officeooo:paragraph-rsid="0015309a"/>
    </style:style>
    <style:style style:name="P24" style:family="paragraph" style:parent-style-name="Text_20_body">
      <style:text-properties officeooo:rsid="0016cfe9" officeooo:paragraph-rsid="0016cfe9"/>
    </style:style>
    <style:style style:name="P25" style:family="paragraph" style:parent-style-name="Text_20_body">
      <style:text-properties officeooo:rsid="001862d9" officeooo:paragraph-rsid="001862d9"/>
    </style:style>
    <style:style style:name="P26" style:family="paragraph" style:parent-style-name="Text_20_body">
      <style:text-properties officeooo:rsid="00190f95" officeooo:paragraph-rsid="00190f95"/>
    </style:style>
    <style:style style:name="P27" style:family="paragraph" style:parent-style-name="Heading_20_2">
      <style:text-properties officeooo:rsid="000f8d33" officeooo:paragraph-rsid="000f8d33" fo:background-color="transparent"/>
    </style:style>
    <style:style style:name="P28" style:family="paragraph" style:parent-style-name="Heading_20_2">
      <style:text-properties officeooo:paragraph-rsid="0012e043"/>
    </style:style>
    <style:style style:name="P29" style:family="paragraph" style:parent-style-name="Preformatted_20_Text">
      <style:text-properties officeooo:rsid="00067c21" officeooo:paragraph-rsid="0007d7f5"/>
    </style:style>
    <style:style style:name="P30" style:family="paragraph" style:parent-style-name="Preformatted_20_Text">
      <style:paragraph-properties fo:margin-top="0cm" fo:margin-bottom="0.499cm" loext:contextual-spacing="false"/>
      <style:text-properties officeooo:paragraph-rsid="00047528"/>
    </style:style>
    <style:style style:name="P31" style:family="paragraph" style:parent-style-name="Preformatted_20_Text">
      <style:paragraph-properties fo:margin-top="0cm" fo:margin-bottom="0.499cm" loext:contextual-spacing="false"/>
      <style:text-properties officeooo:paragraph-rsid="0007d7f5"/>
    </style:style>
    <style:style style:name="P32" style:family="paragraph" style:parent-style-name="Preformatted_20_Text">
      <style:paragraph-properties fo:margin-top="0cm" fo:margin-bottom="0.499cm" loext:contextual-spacing="false"/>
      <style:text-properties officeooo:paragraph-rsid="000ade74"/>
    </style:style>
    <style:style style:name="P33" style:family="paragraph" style:parent-style-name="Preformatted_20_Text">
      <style:paragraph-properties fo:margin-top="0cm" fo:margin-bottom="0.499cm" loext:contextual-spacing="false"/>
      <style:text-properties officeooo:paragraph-rsid="00119580"/>
    </style:style>
    <style:style style:name="T1" style:family="text">
      <style:text-properties officeooo:rsid="00049337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2e043" fo:background-color="transparent" loext:char-shading-value="0"/>
    </style:style>
    <style:style style:name="T4" style:family="text">
      <style:text-properties officeooo:rsid="001c853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shell脚本day03</text:p>
      <text:p text:style-name="Text_20_body">在Shell脚本应用中，常见的for循环采用遍历式、列表式的执行流程，通过指定变量从值列表中循环赋值，每次复制后执行固定的一组操作。</text:p>
      <text:p text:style-name="Text_20_body">for循环的语法结构如下所示：</text:p>
      <text:p text:style-name="P30">for <text:s/>变量名 <text:s/>in <text:s/>值列表</text:p>
      <text:p text:style-name="P30">do <text:s text:c="3"/></text:p>
      <text:p text:style-name="P30">命令序列</text:p>
      <text:p text:style-name="P30">done</text:p>
      <text:p text:style-name="Text_20_body">{括号内的为常量，不能为变量}</text:p>
      <text:p text:style-name="P6">所以在有变量的情况下，造数可以使用seq，即{1..$a}输出的是1..$a，而seq 1 $a输出的是1到变量$a的所有整数</text:p>
      <text:p text:style-name="P6"><text:span text:style-name="T1">[root@desktop0 ~]# zz=6</text:span></text:p>
      <text:p text:style-name="P7">[root@desktop0 ~]# seq $zz</text:p>
      <text:p text:style-name="P7">1</text:p>
      <text:p text:style-name="P7">2</text:p>
      <text:p text:style-name="P7">3</text:p>
      <text:p text:style-name="P7">4</text:p>
      <text:p text:style-name="P7">5</text:p>
      <text:p text:style-name="P7">6</text:p>
      <text:p text:style-name="P7">[root@desktop0 ~]# echo {1..3}</text:p>
      <text:p text:style-name="P7">1 2 3</text:p>
      <text:p text:style-name="P7">[root@desktop0 ~]# echo {1..$zz}</text:p>
      <text:p text:style-name="P7">{1..6}</text:p>
      <text:p text:style-name="P7">[root@desktop0 ~]# seq 1 $zz</text:p>
      <text:p text:style-name="P7">1</text:p>
      <text:p text:style-name="P7">2</text:p>
      <text:p text:style-name="P7">3</text:p>
      <text:p text:style-name="P7">4</text:p>
      <text:p text:style-name="P7">5</text:p>
      <text:p text:style-name="P7">6</text:p>
      <text:p text:style-name="Text_20_body"/>
      <text:p text:style-name="P8"><text:soft-page-break/>seq 用于生成从一个数到另一个数之间的所有整数。</text:p>
      <text:p text:style-name="P8">#seq 1 5 生成数字1到5</text:p>
      <text:p text:style-name="P8">1</text:p>
      <text:p text:style-name="P8">2</text:p>
      <text:p text:style-name="P8">3</text:p>
      <text:p text:style-name="P8">4</text:p>
      <text:p text:style-name="P8">5</text:p>
      <text:p text:style-name="P8">用法：seq [选项]... 尾数</text:p>
      <text:p text:style-name="P8">　或：seq [选项]... 首数 尾数</text:p>
      <text:p text:style-name="P8">　或：seq [选项]... 首数 增量 尾数</text:p>
      <text:p text:style-name="P8">选项：</text:p>
      <text:p text:style-name="P8"><text:s text:c="5"/>-f, --format=FORMAT <text:s text:c="5"/>use printf style floating-point FORMAT</text:p>
      <text:p text:style-name="P8"><text:s text:c="5"/>-s, --separator=STRING <text:s text:c="2"/>use STRING to separate numbers (default: \n)</text:p>
      <text:p text:style-name="P8"><text:s text:c="4"/>-w, --equal-width <text:s text:c="7"/>equalize width by padding with leading zeroes</text:p>
      <text:p text:style-name="P8">-f 指定输出格式</text:p>
      <text:p text:style-name="P8">#seq -f “%3g” 13 <text:s/>数字位数为三位，不足补空格</text:p>
      <text:p text:style-name="P8"><text:s text:c="2"/>1</text:p>
      <text:p text:style-name="P8"><text:s text:c="2"/>2</text:p>
      <text:p text:style-name="P8"><text:s text:c="2"/>3</text:p>
      <text:p text:style-name="P8">#seq -f “%03g” 1 5 <text:s/>数字位数为三位，不足补零</text:p>
      <text:p text:style-name="P8">001</text:p>
      <text:p text:style-name="P8">002</text:p>
      <text:p text:style-name="P8">003</text:p>
      <text:p text:style-name="P8">004</text:p>
      <text:p text:style-name="P8">005</text:p>
      <text:p text:style-name="P8">#seq -f "str%03g" 1 3</text:p>
      <text:p text:style-name="P8">str001</text:p>
      <text:p text:style-name="P8">str002</text:p>
      <text:p text:style-name="P8">str003</text:p>
      <text:p text:style-name="P8">-w 指定输出数字同宽，与-f部分作用相似，不可与-f选项同时使用</text:p>
      <text:p text:style-name="P8">#seq -w <text:s/>8 12</text:p>
      <text:p text:style-name="P8"><text:soft-page-break/>08</text:p>
      <text:p text:style-name="P8">09</text:p>
      <text:p text:style-name="P8">10</text:p>
      <text:p text:style-name="P8">11</text:p>
      <text:p text:style-name="P8">12</text:p>
      <text:p text:style-name="P8">-s 指定分隔符，默认分隔符是/n（回车）</text:p>
      <text:p text:style-name="P8">#seq -s <text:s/>" " 1 5 空格作为分隔符</text:p>
      <text:p text:style-name="P8">1 2 3 4 5 </text:p>
      <text:p text:style-name="P8">#seq -s "`echo -e "\t"`" 1 3 \t作为分隔符</text:p>
      <text:p text:style-name="P8">1 <text:s/>2 <text:s text:c="3"/>3</text:p>
      <text:p text:style-name="P8">原文：https://blog.csdn.net/paoxiaohui/article/details/52830595 </text:p>
      <text:p text:style-name="P2">ping命令可以测试某台主机的连通性，</text:p>
      <text:p text:style-name="P3">使用-c选项可以设置ping的次数，</text:p>
      <text:p text:style-name="P3">使用-i选项可以设置多次ping之间的间隔时间（单位秒），</text:p>
      <text:p text:style-name="P3">使用-W选项可以设置ping不通时的超时时间（单位秒）。</text:p>
      <text:p text:style-name="P1">练习：批量检测多个主机的存活状态</text:p>
      <text:p text:style-name="P7">#!/bin/bash</text:p>
      <text:p text:style-name="P7">for m in {1..254}</text:p>
      <text:p text:style-name="P7">do</text:p>
      <text:p text:style-name="P7">ping -c 2 -i 0.2 -w 1 172.25.0.$m &amp;&gt; /dev/null</text:p>
      <text:p text:style-name="P7">if [ $? -eq 0 ];then</text:p>
      <text:p text:style-name="P7">echo "172.25.0.$m 已通"</text:p>
      <text:p text:style-name="P7">else</text:p>
      <text:p text:style-name="P7">echo "172.25.0.$m 不通"</text:p>
      <text:p text:style-name="P7">fi</text:p>
      <text:p text:style-name="P7">done</text:p>
      <text:p text:style-name="P7">[root@desktop0 ~]# bash tset11</text:p>
      <text:p text:style-name="P7">172.25.0.1 不通</text:p>
      <text:p text:style-name="P7">172.25.0.2 不通</text:p>
      <text:p text:style-name="P7">172.25.0.3 不通</text:p>
      <text:p text:style-name="P7">172.25.0.4 不通</text:p>
      <text:p text:style-name="P7"><text:soft-page-break/>172.25.0.5 不通</text:p>
      <text:p text:style-name="P7">172.25.0.6 不通</text:p>
      <text:p text:style-name="P7">172.25.0.7 不通</text:p>
      <text:p text:style-name="P7">172.25.0.8 不通</text:p>
      <text:p text:style-name="P7">172.25.0.9 不通</text:p>
      <text:p text:style-name="P7">172.25.0.10 已通</text:p>
      <text:p text:style-name="P7">172.25.0.11 已通</text:p>
      <text:p text:style-name="P7"><text:s/></text:p>
      <text:p text:style-name="P7">扩展将通的结果存入文件，不通的结果存入文件</text:p>
      <text:p text:style-name="P7">然后将通的计数显示，不通的计数显示</text:p>
      <text:p text:style-name="P9">#!/bin/bash</text:p>
      <text:p text:style-name="P9">x=0</text:p>
      <text:p text:style-name="P9">y=0</text:p>
      <text:p text:style-name="P9">for i in `seq 12`</text:p>
      <text:p text:style-name="P9">do</text:p>
      <text:p text:style-name="P9">ping -c 2 -i 0.2 -w 1 172.25.0.$i &amp;&gt; /dev/null</text:p>
      <text:p text:style-name="P9">if [ $? -eq 0 ];then</text:p>
      <text:p text:style-name="P9">echo "172.25.0.$i通了" &gt;&gt; /opt/nsd01.txt</text:p>
      <text:p text:style-name="P9">let x++</text:p>
      <text:p text:style-name="P9">else</text:p>
      <text:p text:style-name="P9">echo "172.25.0.$i不通" &gt;&gt; /opt/nsd02.txt</text:p>
      <text:p text:style-name="P9">let y++</text:p>
      <text:p text:style-name="P9"><text:s/>fi</text:p>
      <text:p text:style-name="P9">done</text:p>
      <text:p text:style-name="P9">echo "${x}台通了,$y不通"</text:p>
      <text:p text:style-name="P9">[root@server0 ~]# bash test1</text:p>
      <text:p text:style-name="P9">2台通了,10不通</text:p>
      <text:p text:style-name="P9">[root@server0 ~]# cat /opt/nsd01.txt</text:p>
      <text:p text:style-name="P9">172.25.0.10通了</text:p>
      <text:p text:style-name="P9">172.25.0.11通了</text:p>
      <text:p text:style-name="P9"/>
      <text:p text:style-name="P9"><text:soft-page-break/>[root@server0 ~]# cat /opt/nsd02.txt</text:p>
      <text:p text:style-name="P9">172.25.0.1不通</text:p>
      <text:p text:style-name="P9">172.25.0.2不通</text:p>
      <text:p text:style-name="P9">172.25.0.3不通</text:p>
      <text:p text:style-name="P9">172.25.0.4不通</text:p>
      <text:p text:style-name="P9">172.25.0.5不通</text:p>
      <text:p text:style-name="P9">172.25.0.6不通</text:p>
      <text:p text:style-name="P9">172.25.0.7不通</text:p>
      <text:p text:style-name="P9">172.25.0.8不通</text:p>
      <text:p text:style-name="P9">172.25.0.9不通</text:p>
      <text:p text:style-name="P9">172.25.0.12不通</text:p>
      <text:p text:style-name="P9">while循环属于条件式的执行流程，会反复判断指定的测试条件，只要条件成立即执行固定的一组操作，直到条件变化为不成立为止。所以while循环的条件一般通过变量来进行控制，在循环体内对变量值做相应改变，以便在适当的时候退出，避免陷入死循环。</text:p>
      <text:p text:style-name="Text_20_body">while循环的语法结构如下所示：</text:p>
      <text:p text:style-name="P31">while <text:s/>条件测试</text:p>
      <text:p text:style-name="P31">do <text:s text:c="3"/></text:p>
      <text:p text:style-name="P31">命令序列</text:p>
      <text:p text:style-name="P31">done</text:p>
      <text:p text:style-name="P29">while :</text:p>
      <text:p text:style-name="P29">do <text:s text:c="3"/></text:p>
      <text:p text:style-name="P29">命令序列</text:p>
      <text:p text:style-name="P29">done</text:p>
      <text:p text:style-name="P9"/>
      <text:p text:style-name="P9">练习；无限猜数，猜中才停止的shell脚本</text:p>
      <text:p text:style-name="P10">#!/bin/bash</text:p>
      <text:p text:style-name="P10">s=$[RANDOM%7]</text:p>
      <text:p text:style-name="P10">while :</text:p>
      <text:p text:style-name="P10">do</text:p>
      <text:p text:style-name="P10">read -p "随机输入数字（0-6)" n</text:p>
      <text:p text:style-name="P10">if [ $s -eq $n ];then</text:p>
      <text:p text:style-name="P10">echo 已猜中</text:p>
      <text:p text:style-name="P10">exit</text:p>
      <text:p text:style-name="P10"><text:soft-page-break/>elif [ $s -gt $n ];then</text:p>
      <text:p text:style-name="P10">echo 你猜小了</text:p>
      <text:p text:style-name="P10">else</text:p>
      <text:p text:style-name="P10">echo 你猜大了</text:p>
      <text:p text:style-name="P10">fi</text:p>
      <text:p text:style-name="P10">done</text:p>
      <text:p text:style-name="P10">[root@server0 ~]# bash test2</text:p>
      <text:p text:style-name="P10">随机输入数字（0-6)0</text:p>
      <text:p text:style-name="P10">你猜小了</text:p>
      <text:p text:style-name="P10">随机输入数字（0-6)1</text:p>
      <text:p text:style-name="P10">你猜小了</text:p>
      <text:p text:style-name="P10">随机输入数字（0-6)2</text:p>
      <text:p text:style-name="P10">你猜小了</text:p>
      <text:p text:style-name="P10">随机输入数字（0-6)3</text:p>
      <text:p text:style-name="P10">已猜中</text:p>
      <text:p text:style-name="P4">扩展：把所操作的次数也统计出来 <text:s text:c="4"/>一定要注意执行命令的位置</text:p>
      <text:p text:style-name="P11">#!/bin/bash <text:s text:c="12"/>//无提示版本</text:p>
      <text:p text:style-name="P11">s=$[RANDOM%7]</text:p>
      <text:p text:style-name="P11">a=1</text:p>
      <text:p text:style-name="P11">while :</text:p>
      <text:p text:style-name="P11">do</text:p>
      <text:p text:style-name="P11">read -p "随机输入数字（0-6)" n</text:p>
      <text:p text:style-name="P11">if [ $s -eq $n ];then</text:p>
      <text:p text:style-name="P11">echo 已猜中</text:p>
      <text:p text:style-name="P11">echo "你已猜${a}"</text:p>
      <text:p text:style-name="P11">exit</text:p>
      <text:p text:style-name="P11">fi</text:p>
      <text:p text:style-name="P11">let a++</text:p>
      <text:p text:style-name="P11">done</text:p>
      <text:p text:style-name="P11">[root@server0 ~]# bash test3</text:p>
      <text:p text:style-name="P11">随机输入数字（0-6)6</text:p>
      <text:p text:style-name="P11"><text:soft-page-break/>随机输入数字（0-6)5</text:p>
      <text:p text:style-name="P11">随机输入数字（0-6)4</text:p>
      <text:p text:style-name="P11">随机输入数字（0-6)3</text:p>
      <text:p text:style-name="P11">随机输入数字（0-6)2</text:p>
      <text:p text:style-name="P11">随机输入数字（0-6)1</text:p>
      <text:p text:style-name="P11">已猜中</text:p>
      <text:p text:style-name="P11">你已猜6</text:p>
      <text:p text:style-name="P11">case分支属于匹配执行的方式，它针对指定的变量预先设置一个可能的取值，判断该变量的实际取值是否与预设的某一个值相匹配，如果匹配上了，就执行相应的一组操作，如果没有任何值能够匹配，就执行预先设置的默认操作。</text:p>
      <text:p text:style-name="Text_20_body">case分支的语法结构如下所示：</text:p>
      <text:p text:style-name="P32">case <text:s/>变量 <text:s/>in</text:p>
      <text:p text:style-name="P32">模式1) <text:s text:c="3"/></text:p>
      <text:p text:style-name="P32">命令序列1 ;;</text:p>
      <text:p text:style-name="P32">模式2) <text:s text:c="3"/></text:p>
      <text:p text:style-name="P32">命令序列2 ;; <text:s text:c="3"/></text:p>
      <text:p text:style-name="P32">.. ..*) <text:s text:c="3"/></text:p>
      <text:p text:style-name="P32">默认命令序列</text:p>
      <text:p text:style-name="P32">esac</text:p>
      <text:p text:style-name="P11">case分支，相当于简化版的if判断</text:p>
      <text:p text:style-name="P11">练习，输入字母显示为这是字母，输入数字显示为这是数字，其他的输入显示为错误</text:p>
      <text:p text:style-name="P12">#!/bin/bash</text:p>
      <text:p text:style-name="P12">case $1 in</text:p>
      <text:p text:style-name="P12">[a-z] | [A-Z]) <text:s text:c="4"/><text:span text:style-name="T2"><text:s/>// |相当于或者</text:span></text:p>
      <text:p text:style-name="P12">echo "这是字母"</text:p>
      <text:p text:style-name="P12">;;</text:p>
      <text:p text:style-name="P12">[1-99])</text:p>
      <text:p text:style-name="P12">echo "这是数字"</text:p>
      <text:p text:style-name="P12">;;</text:p>
      <text:p text:style-name="P12">*)</text:p>
      <text:p text:style-name="P12">echo "error"</text:p>
      <text:p text:style-name="P12"><text:soft-page-break/>esac</text:p>
      <text:p text:style-name="P12">课堂例子</text:p>
      <text:p text:style-name="P13">#!/bin/bash</text:p>
      <text:p text:style-name="P13">case $1 in</text:p>
      <text:p text:style-name="P13">t|T|tt)</text:p>
      <text:p text:style-name="P13">touch $2</text:p>
      <text:p text:style-name="P13">;;</text:p>
      <text:p text:style-name="P13">m|M|mm)</text:p>
      <text:p text:style-name="P13">mkdir $2</text:p>
      <text:p text:style-name="P13">;;</text:p>
      <text:p text:style-name="P13">*)</text:p>
      <text:p text:style-name="P13">echo "请输入t 文件名或m 目录名"</text:p>
      <text:p text:style-name="P13">esac</text:p>
      <text:p text:style-name="P13">[root@server0 ~]# bash test5 tt qq</text:p>
      <text:p text:style-name="P13">[root@server0 ~]# ls </text:p>
      <text:p text:style-name="P13">anaconda-ks.cfg <text:s/>Downloads <text:s/>Pictures <text:s/>ss <text:s text:c="8"/>test1 <text:s text:c="2"/>test3 <text:s/>Videos</text:p>
      <text:p text:style-name="P13">Desktop <text:s text:c="9"/>Music <text:s text:c="5"/>Public <text:s text:c="3"/>Templates <text:s/>test12 <text:s/>test4</text:p>
      <text:p text:style-name="P13">Documents <text:s text:c="7"/>nb <text:s text:c="8"/>qq <text:s text:c="7"/>test0 <text:s text:c="5"/>test2 <text:s text:c="2"/>test5</text:p>
      <text:p text:style-name="P13">[root@server0 ~]# bash test5 M yy</text:p>
      <text:p text:style-name="P13">[root@server0 ~]# ls</text:p>
      <text:p text:style-name="P13">anaconda-ks.cfg <text:s/>Downloads <text:s/>Pictures <text:s/>ss <text:s text:c="8"/>test1 <text:s text:c="2"/>test3 <text:s/>Videos</text:p>
      <text:p text:style-name="P13">Desktop <text:s text:c="9"/>Music <text:s text:c="5"/>Public <text:s text:c="3"/>Templates <text:s/>test12 <text:s/>test4 <text:s/>yy</text:p>
      <text:p text:style-name="P13">Documents <text:s text:c="7"/>nb <text:s text:c="8"/>qq <text:s text:c="7"/>test0 <text:s text:c="5"/>test2 <text:s text:c="2"/>test5</text:p>
      <text:p text:style-name="P13">扩展练习</text:p>
      <text:p text:style-name="P13">1.将真机上/hnzz/软件包/nginx-1.12.2.tar.gz传输到虚拟机上</text:p>
      <text:p text:style-name="P14">scp /hnzz/软件包/nginx-1.12.2.tar.gz <text:a xlink:type="simple" xlink:href="mailto:root@172.25.0.10" text:style-name="Internet_20_link" text:visited-style-name="Visited_20_Internet_20_Link">root@172.25.0.10</text:a>:/root</text:p>
      <text:p text:style-name="P14">2.在虚拟机中释放该tar包</text:p>
      <text:p text:style-name="P14">[root@desktop0 ~]# mv /root/nginx-1.12.2.tar.gz /opt</text:p>
      <text:p text:style-name="P14">[root@desktop0 ~]# cd /opt</text:p>
      <text:p text:style-name="P14">[root@desktop0 opt]# tar -xf nginx-1.12.2.tar.gz</text:p>
      <text:p text:style-name="P14">[root@desktop0 opt]# ls</text:p>
      <text:p text:style-name="P14"><text:soft-page-break/>nginx-1.12.2 <text:s/>nginx-1.12.2.tar.gz <text:s/>rh</text:p>
      <text:p text:style-name="P14">3.源码包安装nginx需提前安装依赖包软件</text:p>
      <text:p text:style-name="P14">[root@desktop0 opt]# yum -y install gcc openssl-devel pcre-devel</text:p>
      <text:p text:style-name="P14">4.源码包编译安装，依次执行以下命令</text:p>
      <text:p text:style-name="P14">[root@desktop0 opt]# cd nginx-1.12.2</text:p>
      <text:p text:style-name="P14">[root@desktop0 nginx-1.12.2]# ./configure</text:p>
      <text:p text:style-name="P14">[root@desktop0 nginx-1.12.2]# make</text:p>
      <text:p text:style-name="P14">[root@desktop0 nginx-1.12.2]# make install</text:p>
      <text:p text:style-name="P14">5.执行程序，开启服务</text:p>
      <text:p text:style-name="P14">[root@desktop0 sbin]# /usr/local/nginx/sbin/nginx <text:s/>//开启nginx服务</text:p>
      <text:p text:style-name="P14">[root@desktop0 sbin]# firefox 172.25.0.10</text:p>
      <text:p text:style-name="P14">[root@desktop0 sbin]# /usr/local/nginx/sbin/nginx <text:s/>-s stop //停止nginxfuwu</text:p>
      <text:p text:style-name="P14"/>
      <text:p text:style-name="P15">#!/bin/bash</text:p>
      <text:p text:style-name="P15">case $1 in</text:p>
      <text:p text:style-name="P15">sar)</text:p>
      <text:p text:style-name="P15">/usr/local/nginx/sbin/nginx ;;</text:p>
      <text:p text:style-name="P15">stop)</text:p>
      <text:p text:style-name="P15">/usr/local/nginx/sbin/nginx -s stop ;;</text:p>
      <text:p text:style-name="P15">re)</text:p>
      <text:p text:style-name="P15">/usr/local/nginx/sbin/nginx -s stop</text:p>
      <text:p text:style-name="P15">/usr/local/nginx/sbin/nginx ;;</text:p>
      <text:p text:style-name="P15">*)</text:p>
      <text:p text:style-name="P15">echo "请输入sar|stop|re"</text:p>
      <text:p text:style-name="P15">esac</text:p>
      <text:p text:style-name="P15">设置nginx的开启与关闭的脚本</text:p>
      <text:p text:style-name="P15"/>
      <text:p text:style-name="P15">netstat -ntulp | grep -q nginx</text:p>
      <text:p text:style-name="P5">grep -q 参数 <text:s/>屏蔽搜索结果</text:p>
      <text:p text:style-name="P5">netstat -ntulp 输出网络状态</text:p>
      <text:p text:style-name="P5"/>
      <text:p text:style-name="P5"><text:soft-page-break/>netstat 命令详解</text:p>
      <text:p text:style-name="P5">-s 显示各种协议数据统计信息</text:p>
      <text:p text:style-name="P5">-n 使用数字形式的ip 、端口号、用户<text:span text:style-name="T4">ID替代主机、协议、用户等名称信息</text:span></text:p>
      <text:p text:style-name="P5">-p 显示进程名称及对应进程<text:span text:style-name="T4">ID号</text:span></text:p>
      <text:p text:style-name="P5">-l 仅显示正在监听sockets接口信息</text:p>
      <text:p text:style-name="P5">-u 查看udp连接信息</text:p>
      <text:p text:style-name="P5">-t 查看tcp 连接信息</text:p>
      <text:h text:style-name="P27" text:outline-level="2">使用Shell函数</text:h>
      <text:p text:style-name="P16">加强版的别名功能</text:p>
      <text:p text:style-name="P16">在Shell脚本中，将一些需重复使用的操作，定义为公共的语句块，即可称为函数。通过使用函数，可以使脚本代码更加简洁，增强易读性，提高Shell脚本的执行效率</text:p>
      <text:p text:style-name="P16">1）函数的定义方法</text:p>
      <text:p text:style-name="Text_20_body">格式1：</text:p>
      <text:p text:style-name="P33">function <text:s/>函数名 { <text:s text:c="3"/></text:p>
      <text:p text:style-name="P33">命令序列 <text:s text:c="3"/></text:p>
      <text:p text:style-name="P33">.. ..</text:p>
      <text:p text:style-name="P33">}</text:p>
      <text:p text:style-name="Text_20_body">格式2：</text:p>
      <text:p text:style-name="P33">函数名() { <text:s text:c="3"/></text:p>
      <text:p text:style-name="P33">命令序列 <text:s text:c="3"/></text:p>
      <text:p text:style-name="P33">.. ..</text:p>
      <text:p text:style-name="P33">}</text:p>
      <text:p text:style-name="P33"/>
      <text:p text:style-name="P17">#!/bin/bash</text:p>
      <text:p text:style-name="P17">cc() {</text:p>
      <text:p text:style-name="P17">cd /mnt</text:p>
      <text:p text:style-name="P17">touch 1.txt</text:p>
      <text:p text:style-name="P17">echo "i love linux" &gt; 1.txt</text:p>
      <text:p text:style-name="P17">}</text:p>
      <text:p text:style-name="P17">cc</text:p>
      <text:p text:style-name="P17"><text:soft-page-break/>定义好函数后直接在脚本中运行cc</text:p>
      <text:p text:style-name="P17"/>
      <text:p text:style-name="P17">[root@desktop0 sbin]# bash test011</text:p>
      <text:p text:style-name="P17">[root@desktop0 sbin]# cat /mnt/1.txt</text:p>
      <text:p text:style-name="P17">i love linux</text:p>
      <text:p text:style-name="P17">对于 bash 和source以及相对与绝对路经运行，对于cd 命令来说，只有source运行方式是直接运行可以实现，而bash和路径运行都是新开一个子进程运行，运行之后该进程会直接自杀，就又进入当前目录，所以cd功能实现不了</text:p>
      <text:p text:style-name="P17"/>
      <text:p text:style-name="P17">练习：检测172.25.0.8～～～172.25.0.12间主机是否开启，开启用红色，不开启用绿色</text:p>
      <text:p text:style-name="P17">方法1</text:p>
      <text:p text:style-name="P18">#!/bin/bash</text:p>
      <text:p text:style-name="P18">for m in `seq 8 12`</text:p>
      <text:p text:style-name="P18">do</text:p>
      <text:p text:style-name="P18">ping -c 2 -i 0.2 -w 1 172.25.0.$m &amp;&gt; /dev/null</text:p>
      <text:p text:style-name="P18">if [ $? -eq 0 ];then</text:p>
      <text:p text:style-name="P18">echo -e "\033[31m172.25.0.$m通了\033[0m"</text:p>
      <text:p text:style-name="P18">else</text:p>
      <text:p text:style-name="P18">echo -e "\033[32m172.25.0.$m不通\033[0m"</text:p>
      <text:p text:style-name="P18">fi</text:p>
      <text:p text:style-name="P18">done</text:p>
      <text:p text:style-name="P18">[root@desktop0 sbin]# bash test014</text:p>
      <text:p text:style-name="P18">172.25.0.8不通</text:p>
      <text:p text:style-name="P18">172.25.0.9不通</text:p>
      <text:p text:style-name="P18">172.25.0.10通了</text:p>
      <text:p text:style-name="P18">172.25.0.11通了</text:p>
      <text:p text:style-name="P18">172.25.0.12不通</text:p>
      <text:p text:style-name="P17">方法2</text:p>
      <text:p text:style-name="P19">#!/bin/bash</text:p>
      <text:p text:style-name="P19">aa() {</text:p>
      <text:p text:style-name="P19">echo -e "\033[$1m$2\033[0m"</text:p>
      <text:p text:style-name="P19"><text:soft-page-break/>}</text:p>
      <text:p text:style-name="P19">for ha in `seq 8 12`</text:p>
      <text:p text:style-name="P19">do</text:p>
      <text:p text:style-name="P19">ping -c 2 -i 0.2 -w 1 172.25.0.$ha &amp;&gt; /dev/null</text:p>
      <text:p text:style-name="P19">if [ $? -eq 0 ];then</text:p>
      <text:p text:style-name="P19">aa 32 172.25.0.$ha通了</text:p>
      <text:p text:style-name="P19">else</text:p>
      <text:p text:style-name="P19">aa 31 172.25.0.$ha不通</text:p>
      <text:p text:style-name="P19">fi</text:p>
      <text:p text:style-name="P19">done</text:p>
      <text:p text:style-name="P19">方法3</text:p>
      <text:p text:style-name="P20">#!/bin/bash</text:p>
      <text:p text:style-name="P20">a=8</text:p>
      <text:p text:style-name="P20">while [ $a -le 12 ]</text:p>
      <text:p text:style-name="P20">do</text:p>
      <text:p text:style-name="P20">ping -c 2 -i 0.2 -w 1 172.25.0.$a &amp;&gt; /dev/null</text:p>
      <text:p text:style-name="P20">[ $? -eq 0 ] &amp;&amp; echo -e "\033[32m172.25.0.$a通了\033[0m"||echo -e "\033[31m172.25.0.$a不通\033[0m"</text:p>
      <text:p text:style-name="P20">let a++</text:p>
      <text:p text:style-name="P20">done</text:p>
      <text:p text:style-name="P20"/>
      <text:h text:style-name="P28" text:outline-level="2"><text:span text:style-name="T3">中断及退出</text:span></text:h>
      <text:p text:style-name="P21"><text:span text:style-name="T3">通过break、continue、exit在Shell脚本中实现中断与退出的功能。</text:span></text:p>
      <text:p text:style-name="P22">break可以结束整个循环；继续循环之后的任务</text:p>
      <text:p text:style-name="P22">continue结束本次循环，进入下一次循环；</text:p>
      <text:p text:style-name="P22">exit结束整个脚本</text:p>
      <text:p text:style-name="P22">练习：break求和</text:p>
      <text:p text:style-name="P23">#!/bin/bash</text:p>
      <text:p text:style-name="P23">#这是一个求和的脚本</text:p>
      <text:p text:style-name="P23">x=0</text:p>
      <text:p text:style-name="P23">while :</text:p>
      <text:p text:style-name="P23"><text:soft-page-break/>do</text:p>
      <text:p text:style-name="P23">read -p "请输入数字（0结束)" n</text:p>
      <text:p text:style-name="P23">[ $n -eq 0 ] &amp;&amp; break</text:p>
      <text:p text:style-name="P23">x=$[x+n]</text:p>
      <text:p text:style-name="P23">done</text:p>
      <text:p text:style-name="P23">echo $x</text:p>
      <text:p text:style-name="P23">[root@desktop0 sbin]# bash test016</text:p>
      <text:p text:style-name="P23">请输入数字（0结束)33</text:p>
      <text:p text:style-name="P23">请输入数字（0结束)25</text:p>
      <text:p text:style-name="P23">请输入数字（0结束)16</text:p>
      <text:p text:style-name="P23">请输入数字（0结束)0</text:p>
      <text:p text:style-name="P23">74</text:p>
      <text:p text:style-name="P23"/>
      <text:p text:style-name="P23">练习：编写脚本文件，找出1-20内6的倍数，并打印她的平方值</text:p>
      <text:p text:style-name="P24">方法1</text:p>
      <text:p text:style-name="P24">#!/bin/bash</text:p>
      <text:p text:style-name="P24">a=0</text:p>
      <text:p text:style-name="P24">while [ $a -le 20 ]</text:p>
      <text:p text:style-name="P24">do</text:p>
      <text:p text:style-name="P24">let a++</text:p>
      <text:p text:style-name="P24">if [ $[a%6] -ne 0 ];then</text:p>
      <text:p text:style-name="P24">continue</text:p>
      <text:p text:style-name="P24">else</text:p>
      <text:p text:style-name="P24">echo $[a*a]</text:p>
      <text:p text:style-name="P24">fi</text:p>
      <text:p text:style-name="P24">done</text:p>
      <text:p text:style-name="P25"><text:span text:style-name="T3">[root@desktop0 sbin]# bash test017</text:span></text:p>
      <text:p text:style-name="P25"><text:span text:style-name="T3">36</text:span></text:p>
      <text:p text:style-name="P25"><text:span text:style-name="T3">144</text:span></text:p>
      <text:p text:style-name="P25"><text:span text:style-name="T3">324</text:span></text:p>
      <text:p text:style-name="P25"><text:span text:style-name="T3">方法2</text:span></text:p>
      <text:p text:style-name="P26"><text:soft-page-break/><text:span text:style-name="T3">#!/bin/bash</text:span></text:p>
      <text:p text:style-name="P26"><text:span text:style-name="T3">for a in {1..20}</text:span></text:p>
      <text:p text:style-name="P26"><text:span text:style-name="T3">do</text:span></text:p>
      <text:p text:style-name="P26"><text:span text:style-name="T3">[ $[a%6] -ne 0 ] &amp;&amp; continue</text:span></text:p>
      <text:p text:style-name="P26"><text:span text:style-name="T3">echo $[a*a]</text:span></text:p>
      <text:p text:style-name="P26"><text:span text:style-name="T3">done</text:span></text:p>
      <text:p text:style-name="P26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新宋体" style:font-family-asian="新宋体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9-02-15T09:23:57.021755540</meta:creation-date>
    <dc:date>2019-02-15T20:25:17.640459288</dc:date>
    <dc:creator>root </dc:creator>
    <meta:editing-duration>PT1H36M</meta:editing-duration>
    <meta:editing-cycles>9</meta:editing-cycles>
    <meta:generator>LibreOffice/5.0.6.2$Linux_X86_64 LibreOffice_project/00$Build-2</meta:generator>
    <meta:document-statistic meta:table-count="0" meta:image-count="0" meta:object-count="0" meta:page-count="14" meta:paragraph-count="389" meta:word-count="2444" meta:character-count="6473" meta:non-whitespace-character-count="5735"/>
  </office:meta>
</office:document-meta>
</file>